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50F9F712963D17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ff00" draw:marker-start-width="0.359cm" draw:marker-end-width="0.359cm" draw:fill-color="#ffff00" draw:opacity="20%" draw:textarea-horizontal-align="justify" draw:textarea-vertical-align="middle" draw:auto-grow-height="false" fo:min-height="11.644cm" fo:min-width="18.1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fill-color="#ff0000" draw:opacity="20%" draw:textarea-horizontal-align="justify" draw:textarea-vertical-align="middle" draw:auto-grow-height="false" fo:min-height="0.644cm" fo:min-width="16.69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ff" draw:marker-start-width="0.359cm" draw:marker-end-width="0.359cm" draw:fill-color="#0000ff" draw:opacity="20%" draw:textarea-horizontal-align="justify" draw:textarea-vertical-align="middle" draw:auto-grow-height="false" fo:min-height="0.644cm" fo:min-width="0.794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0.822cm"/>
    </style:style>
    <style:style style:name="gr7" style:family="graphic" style:parent-style-name="standard">
      <style:graphic-properties draw:stroke="none" svg:stroke-color="#000000" draw:fill="none" draw:fill-color="#ffffff" fo:min-height="0.837cm"/>
    </style:style>
    <style:style style:name="gr8" style:family="graphic" style:parent-style-name="standard">
      <style:graphic-properties svg:stroke-color="#355e00" draw:fill-color="#94bd5e" draw:textarea-horizontal-align="justify" draw:textarea-vertical-align="middle" draw:auto-grow-height="false" fo:min-height="1.75cm" fo:min-width="3.4cm"/>
    </style:style>
    <style:style style:name="gr9" style:family="graphic" style:parent-style-name="standard">
      <style:graphic-properties svg:stroke-color="#5c8526" draw:fill-color="#94bd5e" draw:textarea-horizontal-align="justify" draw:textarea-vertical-align="middle" draw:auto-grow-height="false" fo:min-height="1.75cm" fo:min-width="3.4cm"/>
    </style:style>
    <style:style style:name="gr10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="Arrow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944794" draw:fill-color="#9966cc" draw:textarea-horizontal-align="justify" draw:textarea-vertical-align="middle" draw:auto-grow-height="false" fo:min-height="1.75cm" fo:min-width="4.2cm"/>
    </style:style>
    <style:style style:name="gr14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color="#e6e64c" draw:fill-color="#ffffcc" draw:textarea-horizontal-align="justify" draw:textarea-vertical-align="middle" draw:auto-grow-height="false" fo:min-height="0.45cm" fo:min-width="2.3cm"/>
    </style:style>
    <style:style style:name="gr16" style:family="graphic" style:parent-style-name="standard">
      <style:graphic-properties svg:stroke-color="#e6e64c" draw:fill-color="#ffffcc" draw:textarea-horizontal-align="justify" draw:textarea-vertical-align="middle" draw:auto-grow-height="false" fo:min-height="0.55cm" fo:min-width="2.2cm"/>
    </style:style>
    <style:style style:name="gr17" style:family="graphic" style:parent-style-name="standard">
      <style:graphic-properties svg:stroke-color="#e6e64c" draw:fill-color="#ffffcc" draw:textarea-horizontal-align="justify" draw:textarea-vertical-align="middle" draw:auto-grow-height="false" fo:min-height="0.45cm" fo:min-width="1.6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fo:min-height="0.949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svg:stroke-width="0.106cm" svg:stroke-color="#000000" draw:marker-start="Arrow" draw:marker-start-width="0.359cm" draw:marker-end-width="0.359cm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405cm"/>
    </style:style>
    <style:style style:name="gr24" style:family="graphic" style:parent-style-name="standard">
      <style:graphic-properties svg:stroke-color="#5c8526" draw:fill-color="#94bd5e" draw:textarea-horizontal-align="justify" draw:textarea-vertical-align="middle" draw:auto-grow-height="false" fo:min-height="1.75cm" fo:min-width="4.564cm"/>
    </style:style>
    <style:style style:name="gr25" style:family="graphic" style:parent-style-name="standard">
      <style:graphic-properties svg:stroke-color="#e6e64c" draw:fill-color="#ffffcc" draw:textarea-horizontal-align="justify" draw:textarea-vertical-align="middle" draw:auto-grow-height="false" fo:min-height="0.55cm" fo:min-width="3.1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 draw:opacity="20%"/>
      <style:paragraph-properties fo:text-align="center"/>
    </style:style>
    <style:style style:name="P3" style:family="paragraph">
      <loext:graphic-properties draw:fill-color="#ff0000" draw:opacity="20%"/>
      <style:paragraph-properties fo:text-align="center"/>
    </style:style>
    <style:style style:name="P4" style:family="paragraph">
      <loext:graphic-properties draw:fill-color="#0000ff" draw:opacity="20%"/>
      <style:paragraph-properties fo:text-align="center"/>
    </style:style>
    <style:style style:name="P5" style:family="paragraph">
      <loext:graphic-properties draw:fill="none" draw:fill-color="#ffffff"/>
      <style:text-properties fo:color="#ffff00" style:font-name="Arial" fo:font-size="28pt" fo:text-shadow="1pt 1pt" style:font-size-asian="28pt" style:font-size-complex="28pt"/>
    </style:style>
    <style:style style:name="P6" style:family="paragraph">
      <loext:graphic-properties draw:fill="none" draw:fill-color="#ffffff"/>
      <style:text-properties fo:color="#ff0000" style:font-name="Arial" fo:font-size="20pt" fo:text-shadow="1pt 1pt" style:font-size-asian="20pt" style:font-size-complex="20pt"/>
    </style:style>
    <style:style style:name="P7" style:family="paragraph">
      <loext:graphic-properties draw:fill="none" draw:fill-color="#ffffff"/>
      <style:text-properties fo:color="#0000ff" style:font-name="Arial" fo:font-size="20pt" fo:text-shadow="1pt 1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-color="#94bd5e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9966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ffff00" style:font-name="Arial" fo:font-size="28pt" fo:text-shadow="1pt 1pt" style:font-size-asian="28pt" style:font-size-complex="28pt"/>
    </style:style>
    <style:style style:name="T2" style:family="text">
      <style:text-properties fo:color="#ff0000" style:font-name="Arial" fo:font-size="20pt" fo:text-shadow="1pt 1pt" style:font-size-asian="20pt" style:font-size-complex="20pt"/>
    </style:style>
    <style:style style:name="T3" style:family="text">
      <style:text-properties fo:color="#0000ff" style:font-name="Arial" fo:font-size="20pt" fo:text-shadow="1pt 1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4.25cm" svg:x="7.787cm" svg:y="3.729cm">
          <draw:image xlink:href="Pictures/10000000000003200000025850F9F712963D17EC.png" xlink:type="simple" xlink:show="embed" xlink:actuate="onLoad">
            <text:p/>
          </draw:image>
        </draw:frame>
        <draw:custom-shape draw:style-name="gr2" draw:text-style-name="P2" xml:id="id2" draw:id="id2" draw:layer="layout" svg:width="18.8cm" svg:height="12cm" svg:x="7.787cm" svg:y="5.929cm">
          <draw:glue-point draw:id="4" svg:x="-5.002cm" svg:y="-4.485cm"/>
          <draw:glue-point draw:id="5" svg:x="5.028cm" svg:y="-4.64cm"/>
          <draw:glue-point draw:id="6" svg:x="3.268cm" svg:y="-4.978cm"/>
          <draw:glue-point draw:id="7" svg:x="-5.002cm" svg:y="-4.78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7.3cm" svg:height="1cm" svg:x="7.787cm" svg:y="4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1.4cm" svg:height="1cm" svg:x="25.187cm" svg:y="4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6.1cm" svg:height="1.6cm" svg:x="14.087cm" svg:y="8.529cm">
          <draw:text-box>
            <text:p><text:span text:style-name="T1">page.riot.tag</text:span></text:p>
          </draw:text-box>
        </draw:frame>
        <draw:frame draw:style-name="gr6" draw:text-style-name="P6" draw:layer="layout" svg:width="4.381cm" svg:height="1.072cm" svg:x="14.71cm" svg:y="4.738cm">
          <draw:text-box>
            <text:p><text:span text:style-name="T2">tabs.riot.tag</text:span></text:p>
          </draw:text-box>
        </draw:frame>
        <draw:frame draw:style-name="gr7" draw:text-style-name="P7" draw:layer="layout" svg:width="5.749cm" svg:height="1.087cm" svg:x="24.289cm" svg:y="2.729cm">
          <draw:text-box>
            <text:p><text:span text:style-name="T3">autologin.riot.tag</text:span></text:p>
          </draw:text-box>
        </draw:frame>
        <draw:custom-shape draw:style-name="gr8" draw:text-style-name="P9" xml:id="id1" draw:id="id1" draw:layer="layout" svg:width="3.9cm" svg:height="2cm" svg:x="28.987cm" svg:y="10.929cm">
          <draw:glue-point draw:id="4" svg:x="-2.476cm" svg:y="-4.97cm"/>
          <draw:glue-point draw:id="5" svg:x="2.71cm" svg:y="-4.97cm"/>
          <text:p text:style-name="P8">autologin.js</text:p>
          <text:p text:style-name="P8">crypt.js</text:p>
          <draw:enhanced-geometry svg:viewBox="0 0 21600 21600" draw:type="rectangle" draw:enhanced-path="M 0 0 L 21600 0 21600 21600 0 21600 0 0 Z N"/>
        </draw:custom-shape>
        <draw:custom-shape draw:style-name="gr9" draw:text-style-name="P9" xml:id="id3" draw:id="id3" draw:layer="layout" svg:width="3.9cm" svg:height="2cm" svg:x="1.482cm" svg:y="9.776cm">
          <text:p text:style-name="P8">customize.js</text:p>
          <draw:enhanced-geometry svg:viewBox="0 0 21600 21600" draw:type="rectangle" draw:enhanced-path="M 0 0 L 21600 0 21600 21600 0 21600 0 0 Z N"/>
        </draw:custom-shape>
        <draw:custom-shape draw:style-name="gr8" draw:text-style-name="P9" xml:id="id4" draw:id="id4" draw:layer="layout" svg:width="3.9cm" svg:height="2cm" svg:x="15.239cm" svg:y="19.61cm">
          <text:p text:style-name="P8">block.js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28.987cm" svg:y1="11.929cm" svg:x2="26.587cm" svg:y2="11.929cm" draw:start-shape="id1" draw:start-glue-point="3" draw:end-shape="id2" svg:d="M28987 11929h-2400" svg:viewBox="0 0 2401 1">
          <text:p/>
        </draw:connector>
        <draw:connector draw:style-name="gr10" draw:text-style-name="P8" draw:layer="layout" svg:x1="5.382cm" svg:y1="10.776cm" svg:x2="7.787cm" svg:y2="10.774cm" draw:start-shape="id3" draw:start-glue-point="1" svg:d="M5382 10776h1453v-2h952" svg:viewBox="0 0 2406 3">
          <text:p/>
        </draw:connector>
        <draw:connector draw:style-name="gr11" draw:text-style-name="P8" draw:layer="layout" svg:x1="17.189cm" svg:y1="19.61cm" svg:x2="17.187cm" svg:y2="17.929cm" draw:start-shape="id4" draw:start-glue-point="0" draw:end-shape="id2" draw:end-glue-point="2" svg:d="M17189 19610v-814h-2v-867" svg:viewBox="0 0 3 1682">
          <text:p/>
        </draw:connector>
        <draw:connector draw:style-name="gr12" draw:text-style-name="P10" draw:layer="layout" svg:x1="31.993cm" svg:y1="10.935cm" svg:x2="26.587cm" svg:y2="5.329cm" draw:start-shape="id1" draw:start-glue-point="5" draw:end-shape="id5" draw:end-glue-point="1" svg:d="M31993 10935v-5606h-5406" svg:viewBox="0 0 5407 5607">
          <text:p/>
        </draw:connector>
        <draw:connector draw:style-name="gr10" draw:text-style-name="P8" draw:layer="layout" svg:x1="7.787cm" svg:y1="6.547cm" svg:x2="3.432cm" svg:y2="9.776cm" draw:start-shape="id2" draw:start-glue-point="4" draw:end-shape="id3" draw:end-glue-point="0" svg:d="M7787 6547h-4355v3229" svg:viewBox="0 0 4356 3230">
          <text:p/>
        </draw:connector>
        <draw:custom-shape draw:style-name="gr13" draw:text-style-name="P11" xml:id="id6" draw:id="id6" draw:layer="layout" svg:width="4.7cm" svg:height="2cm" svg:x="22.587cm" svg:y="19.61cm">
          <text:p text:style-name="P8"><text:span text:style-name="T4">Web Server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19.139cm" svg:y1="20.61cm" svg:x2="22.587cm" svg:y2="20.61cm" draw:start-shape="id4" draw:start-glue-point="1" draw:end-shape="id6" draw:end-glue-point="3" svg:d="M19139 20610h3448" svg:viewBox="0 0 3449 1">
          <text:p/>
        </draw:connector>
        <draw:custom-shape draw:style-name="gr15" draw:text-style-name="P12" xml:id="id8" draw:id="id8" draw:layer="layout" svg:width="2.8cm" svg:height="0.7cm" svg:x="2.032cm" svg:y="12.48cm">
          <text:p text:style-name="P8"><text:span text:style-name="T5">customize.yml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7" draw:id="id7" draw:layer="layout" svg:width="2.7cm" svg:height="0.8cm" svg:x="29.587cm" svg:y="13.729cm">
          <text:p text:style-name="P8"><text:span text:style-name="T5">autologin.yml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9" draw:id="id9" draw:layer="layout" svg:width="2.1cm" svg:height="0.7cm" svg:x="16.139cm" svg:y="22.229cm">
          <text:p text:style-name="P8"><text:span text:style-name="T5">block.yml</text:span>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3.68cm" svg:height="0.725cm" svg:x="3.775cm" svg:y="6.641cm">
          <draw:text-box>
            <text:p text:style-name="P8"><text:span text:style-name="T6">URL page</text:span></text:p>
          </draw:text-box>
        </draw:frame>
        <draw:frame draw:style-name="gr19" draw:text-style-name="P13" draw:layer="layout" svg:width="2.5cm" svg:height="1.199cm" svg:x="5.287cm" svg:y="10.93cm">
          <draw:text-box>
            <text:p text:style-name="P8"><text:span text:style-name="T6">Injection JS/CSS</text:span></text:p>
          </draw:text-box>
        </draw:frame>
        <draw:frame draw:style-name="gr19" draw:text-style-name="P13" draw:layer="layout" svg:width="2.3cm" svg:height="1.199cm" svg:x="26.787cm" svg:y="10.629cm">
          <draw:text-box>
            <text:p text:style-name="P8"><text:span text:style-name="T6">Injection</text:span></text:p>
            <text:p text:style-name="P8"><text:span text:style-name="T6">JS</text:span></text:p>
          </draw:text-box>
        </draw:frame>
        <draw:frame draw:style-name="gr19" draw:text-style-name="P13" draw:layer="layout" svg:width="3.6cm" svg:height="1.199cm" svg:x="13.287cm" svg:y="18.23cm">
          <draw:text-box>
            <text:p text:style-name="P8"><text:span text:style-name="T6">URL ressource</text:span></text:p>
          </draw:text-box>
        </draw:frame>
        <draw:frame draw:style-name="gr19" draw:text-style-name="P13" draw:layer="layout" svg:width="3.1cm" svg:height="1.199cm" svg:x="27.997cm" svg:y="3.934cm">
          <draw:text-box>
            <text:p text:style-name="P8"><text:span text:style-name="T6">Master</text:span></text:p>
            <text:p text:style-name="P8"><text:span text:style-name="T6">Password</text:span></text:p>
          </draw:text-box>
        </draw:frame>
        <draw:frame draw:style-name="gr19" draw:text-style-name="P13" draw:layer="layout" svg:width="2.4cm" svg:height="1.199cm" svg:x="19.735cm" svg:y="19.239cm">
          <draw:text-box>
            <text:p text:style-name="P8"><text:span text:style-name="T6">Request</text:span></text:p>
            <text:p text:style-name="P8"><text:span text:style-name="T6">Allow</text:span></text:p>
          </draw:text-box>
        </draw:frame>
        <draw:connector draw:style-name="gr20" draw:text-style-name="P8" draw:layer="layout" svg:x1="30.937cm" svg:y1="13.729cm" svg:x2="30.937cm" svg:y2="12.929cm" draw:start-shape="id7" draw:start-glue-point="0" draw:end-shape="id1" draw:end-glue-point="2" svg:d="M30937 13729v-800" svg:viewBox="0 0 1 801">
          <text:p/>
        </draw:connector>
        <draw:connector draw:style-name="gr21" draw:text-style-name="P8" draw:layer="layout" svg:x1="3.432cm" svg:y1="11.776cm" svg:x2="3.432cm" svg:y2="12.48cm" draw:start-shape="id3" draw:start-glue-point="2" draw:end-shape="id8" draw:end-glue-point="0" svg:d="M3432 11776v704" svg:viewBox="0 0 1 705">
          <text:p/>
        </draw:connector>
        <draw:connector draw:style-name="gr21" draw:text-style-name="P8" draw:layer="layout" svg:x1="17.189cm" svg:y1="21.61cm" svg:x2="17.189cm" svg:y2="22.229cm" draw:start-shape="id4" draw:start-glue-point="2" draw:end-shape="id9" draw:end-glue-point="0" svg:d="M17189 21610v619" svg:viewBox="0 0 1 620">
          <text:p/>
        </draw:connector>
        <draw:connector draw:style-name="gr22" draw:text-style-name="P8" draw:layer="layout" svg:x1="29.972cm" svg:y1="10.935cm" svg:x2="26.587cm" svg:y2="6.361cm" draw:start-shape="id1" draw:start-glue-point="4" draw:end-shape="id2" draw:end-glue-point="5" svg:d="M29972 10935v-4574h-3385" svg:viewBox="0 0 3386 4575">
          <text:p/>
        </draw:connector>
        <draw:frame draw:style-name="gr18" draw:text-style-name="P13" draw:layer="layout" svg:width="3.442cm" svg:height="0.725cm" svg:x="26.662cm" svg:y="6.472cm">
          <draw:text-box>
            <text:p text:style-name="P8"><text:span text:style-name="T6">URL page</text:span></text:p>
          </draw:text-box>
        </draw:frame>
        <draw:frame draw:style-name="gr23" draw:text-style-name="P14" draw:layer="layout" svg:width="8.905cm" svg:height="0.569cm" svg:x="0.287cm" svg:y="23.16cm">
          <draw:text-box>
            <text:p><text:span text:style-name="T7">GPL 2 – GLICER – Emmanuel ROECKER &amp; Rym BOUCHAGOUR</text:span></text:p>
          </draw:text-box>
        </draw:frame>
        <draw:custom-shape draw:style-name="gr24" draw:text-style-name="P9" xml:id="id10" draw:id="id10" draw:layer="layout" svg:width="5.064cm" svg:height="2cm" svg:x="0.9cm" svg:y="2.199cm">
          <text:p text:style-name="P8">searchfulltext.ts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7.787cm" svg:y1="6.189cm" svg:x2="3.432cm" svg:y2="4.199cm" draw:start-shape="id2" draw:start-glue-point="7" draw:end-shape="id10" draw:end-glue-point="2" svg:d="M7787 6189h-4355v-1990" svg:viewBox="0 0 4356 1991">
          <text:p/>
        </draw:connector>
        <draw:custom-shape draw:style-name="gr25" draw:text-style-name="P12" xml:id="id11" draw:id="id11" draw:layer="layout" svg:width="3.659cm" svg:height="0.8cm" svg:x="1.603cm" svg:y="0.698cm">
          <text:p text:style-name="P8"><text:span text:style-name="T5">SQLite : favorites.db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svg:x1="3.432cm" svg:y1="2.199cm" svg:x2="3.432cm" svg:y2="1.498cm" draw:start-shape="id10" draw:start-glue-point="0" draw:end-shape="id11" draw:end-glue-point="2" svg:d="M3432 2199v-701" svg:viewBox="0 0 1 702">
          <text:p/>
        </draw:connector>
        <draw:connector draw:style-name="gr10" draw:text-style-name="P8" draw:layer="layout" svg:x1="23.33cm" svg:y1="5.956cm" svg:x2="5.964cm" svg:y2="3.199cm" draw:start-shape="id2" draw:start-glue-point="6" draw:end-shape="id10" draw:end-glue-point="1" svg:d="M23330 5956v-2757h-17366" svg:viewBox="0 0 17367 2758">
          <text:p/>
        </draw:connector>
        <draw:frame draw:style-name="gr18" draw:text-style-name="P13" draw:layer="layout" svg:width="3.68cm" svg:height="0.725cm" svg:x="14.032cm" svg:y="2.204cm">
          <draw:text-box>
            <text:p text:style-name="P8"><text:span text:style-name="T6">Add URL</text:span></text:p>
          </draw:text-box>
        </draw:frame>
        <draw:frame draw:style-name="gr18" draw:text-style-name="P13" draw:layer="layout" svg:width="3.68cm" svg:height="0.725cm" svg:x="3.884cm" svg:y="5.212cm">
          <draw:text-box>
            <text:p text:style-name="P8"><text:span text:style-name="T6">Full Text Sear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ROECKER</meta:initial-creator>
    <meta:creation-date>2016-03-01T12:30:17.761000000</meta:creation-date>
    <dc:date>2016-03-25T11:29:41.609000000</dc:date>
    <dc:creator>Emmanuel ROECKER</dc:creator>
    <meta:editing-duration>PT10H10M35S</meta:editing-duration>
    <meta:editing-cycles>38</meta:editing-cycles>
    <meta:generator>LibreOffice/5.0.5.2$Windows_x86 LibreOffice_project/55b006a02d247b5f7215fc6ea0fde844b30035b3</meta:generator>
    <meta:document-statistic meta:object-count="39"/>
  </office:meta>
</office:document-meta>
</file>